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, Geneva, sans-serif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Aharoni" fo:font-size="12pt" fo:letter-spacing="normal" fo:font-style="normal" fo:font-weight="normal" officeooo:rsid="001e1450" officeooo:paragraph-rsid="001e1450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fo:color="#000000" style:font-name="Aharoni" fo:font-size="12pt" fo:font-weight="normal" officeooo:rsid="001e1450" officeooo:paragraph-rsid="001e145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fo:color="#000000" style:font-name="Aharoni" fo:font-size="12pt" fo:font-weight="normal" officeooo:paragraph-rsid="001e1450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4f4933" style:font-name="Verdana" fo:font-size="9.75pt" fo:letter-spacing="normal" fo:font-style="normal" fo:font-weight="normal" officeooo:rsid="001e1450"/>
    </style:style>
    <style:style style:name="T2" style:family="text">
      <style:text-properties fo:font-variant="normal" fo:text-transform="none" fo:color="#4f4933" style:font-name="Verdana" fo:font-size="9.75pt" fo:letter-spacing="normal" fo:font-style="normal" fo:font-weight="normal" officeooo:rsid="001fec60"/>
    </style:style>
    <style:style style:name="T3" style:family="text">
      <style:text-properties fo:font-variant="normal" fo:text-transform="none" fo:color="#4f4933" style:font-name="Verdana" fo:font-size="9.75pt" fo:letter-spacing="normal" fo:font-style="normal" fo:font-weight="normal" officeooo:rsid="0020417d"/>
    </style:style>
    <style:style style:name="T4" style:family="text">
      <style:text-properties fo:font-variant="normal" fo:text-transform="none" fo:color="#4f4933" fo:font-size="9.75pt" fo:letter-spacing="normal" fo:font-style="normal" fo:font-weight="normal" officeooo:rsid="001e1450"/>
    </style:style>
    <style:style style:name="T5" style:family="text">
      <style:text-properties fo:font-variant="normal" fo:text-transform="none" fo:color="#4f4933" fo:font-size="9.75pt" fo:letter-spacing="normal" fo:font-style="normal" fo:font-weight="normal" officeooo:rsid="001fec60"/>
    </style:style>
    <style:style style:name="T6" style:family="text">
      <style:text-properties fo:font-variant="normal" fo:text-transform="none" fo:color="#4f4933" fo:font-size="9.75pt" fo:letter-spacing="normal" fo:font-style="normal" fo:font-weight="normal" officeooo:rsid="0020417d"/>
    </style:style>
    <style:style style:name="T7" style:family="text">
      <style:text-properties fo:font-variant="normal" fo:text-transform="none" fo:color="#4f4933" fo:font-size="9.75pt" fo:letter-spacing="normal" fo:font-style="normal" officeooo:rsid="001e1450"/>
    </style:style>
    <style:style style:name="T8" style:family="text">
      <style:text-properties fo:font-variant="normal" fo:text-transform="none" fo:color="#4f4933" fo:font-size="9.75pt" fo:letter-spacing="normal" fo:font-style="normal" officeooo:rsid="001fec60"/>
    </style:style>
    <style:style style:name="T9" style:family="text">
      <style:text-properties fo:font-variant="normal" fo:text-transform="none" fo:color="#4f4933" fo:font-size="9.75pt" fo:letter-spacing="normal" fo:font-style="normal" officeooo:rsid="0020417d"/>
    </style:style>
    <style:style style:name="T10" style:family="text">
      <style:text-properties fo:font-variant="normal" fo:text-transform="none" fo:color="#4f4933" fo:letter-spacing="normal" fo:font-style="normal" officeooo:rsid="001e1450"/>
    </style:style>
    <style:style style:name="T11" style:family="text">
      <style:text-properties fo:font-variant="normal" fo:text-transform="none" fo:color="#4f4933" fo:letter-spacing="normal" fo:font-style="normal" officeooo:rsid="001fec60"/>
    </style:style>
    <style:style style:name="T12" style:family="text">
      <style:text-properties fo:font-variant="normal" fo:text-transform="none" fo:color="#4f4933" fo:letter-spacing="normal" fo:font-style="normal" officeooo:rsid="0020417d"/>
    </style:style>
    <style:style style:name="T13" style:family="text">
      <style:text-properties fo:font-variant="normal" fo:text-transform="none" fo:letter-spacing="normal" fo:font-style="normal" officeooo:rsid="001e1450"/>
    </style:style>
    <style:style style:name="T14" style:family="text">
      <style:text-properties fo:font-variant="normal" fo:text-transform="none" fo:letter-spacing="normal" fo:font-style="normal" officeooo:rsid="001fec60"/>
    </style:style>
    <style:style style:name="T15" style:family="text">
      <style:text-properties fo:font-variant="normal" fo:text-transform="none" fo:letter-spacing="normal" fo:font-style="normal" officeooo:rsid="0020417d"/>
    </style:style>
    <style:style style:name="T16" style:family="text">
      <style:text-properties officeooo:rsid="002041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 text:c="3"/></text:p>
      <text:p text:style-name="P2"><text:s text:c="33"/><text:span text:style-name="T16">Revolução encantada de Pernambuco</text:span></text:p>
      <text:p text:style-name="P2"><text:span text:style-name="T16"><text:s text:c="46"/>com elfos <text:s/>e fadas.</text:span></text:p>
      <text:p text:style-name="P2"/>
      <text:p text:style-name="P2"/>
      <text:p text:style-name="P2">Em<text:span text:style-name="T16"> 1817</text:span>, O reino encantado de Pernambuco estava infestado de <text:s/>elfos que queriam dominar o reino pernambucano, então as fadas não sabiam o que fazer, elas tentaram de tudo, tentaram usar seus poderes, mas os elfos estavam se alastrando mais ainda, até que um dia, a fada rainha chegou ao reino se auto-anunciando ser caçadora de elfos. </text:p>
      <text:p text:style-name="P2"/>
      <text:p text:style-name="P2">A rainha das fadas anunciou que fariam uma revolução usando os poderes de todas as fadas para batalhar contra os elfos, pois já não aguentavam mais <text:s/>a insatisfação do seu povo com a chegada da corte elfa desde 1808.Os elfos já tinham grande quantidade de cargos públicos, O elfo João VI havia criado impostos e tributos desde a chegada dos elfos.</text:p>
      <text:p text:style-name="P2"/>
      <text:p text:style-name="P2">O feitiço social pernambucano tinha como objetivo principal a conquista da independência do seu reino em relação aos elfos.</text:p>
      <text:p text:style-name="P2"/>
      <text:p text:style-name="P1">Ao saber da organização da revolta, a rainha de Pernambuco <text:span text:style-name="T16">jogou um feitiço </text:span><text:s/><text:span text:style-name="T16">de sapo sobre os </text:span>envolvidos. Porém, as fadas pernambucanas resistiram aos elfos.</text:p>
      <text:p text:style-name="P1"/>
      <text:p text:style-name="P1">Após dominar a cidade encantada <text:s/>de Recife, os elfos implantaram um governo provisório. Para conquistar o apoio popular, o governo provisório abaixou impostos <text:span text:style-name="T16">de poderes e aumentou o poder de cada uma das fadas.</text:span></text:p>
      <text:p text:style-name="P1"><text:span text:style-name="T16"/></text:p>
      <text:p text:style-name="P1">Os rebeldes enviaram emissários para outras províncias do norte e nordeste para derrubar a grande magia <text:s/>e ampliar a revolução. Porém, sem apoio de todas as fadas, estes movimentos não avançaram, pois, precisava de todos os poderes unidos.</text:p>
      <text:p text:style-name="P1"/>
      <text:p text:style-name="P3"><text:span text:style-name="T13">Preocupado com a possibilidade de ampliação da revolta para outras províncias </text:span><text:span text:style-name="T14">encantadas</text:span><text:span text:style-name="T13">, </text:span><text:span text:style-name="T14">o elfo </text:span><text:span text:style-name="T13">João VI organizou uma forte repressão militar contra </text:span><text:span text:style-name="T14">as fadas</text:span><text:span text:style-name="T13"> de Pernambuco. As tropas oficiais cercaram </text:span><text:span text:style-name="T14">a cidade encantada de </text:span><text:span text:style-name="T13">Recife. O</text:span><text:span text:style-name="T15">s</text:span><text:span text:style-name="T13"> </text:span><text:span text:style-name="T15">feitiços </text:span><text:span text:style-name="T13">duraram 75 dias, resultando na derrota d</text:span><text:span text:style-name="T15">os elf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Verdana" svg:font-family="Verdana, Geneva, sans-serif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4:42:34.68</meta:creation-date>
    <dc:date>2013-09-12T15:52:25.59</dc:date>
    <meta:editing-duration>PT2M30S</meta:editing-duration>
    <meta:editing-cycles>2</meta:editing-cycles>
    <meta:generator>LibreOffice/3.6$Windows_x86 LibreOffice_project/2ef5aff-a6fb0ff-166bdff-cf087ad-0f1389</meta:generator>
    <meta:document-statistic meta:table-count="0" meta:image-count="0" meta:object-count="0" meta:page-count="1" meta:paragraph-count="10" meta:word-count="287" meta:character-count="1838" meta:non-whitespace-character-count="1471"/>
  </office:meta>
</office:document-meta>
</file>